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9178in" svg:y="0.17372in" svg:width="1.65348in" svg:height="0.76673in" style:rel-width="scale" style:rel-height="scale">
              <draw:image xlink:href=""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8">
            <text:p>Due to the Boxing Day public holiday, the weekly publication will be delayed from Friday 26th to Monday 29th December.</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56"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number-rows-repeated="1048159"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
    <dc:description/>
    <dc:subject/>
    <meta:initial-creator/>
    <dc:creator/>
    <meta:creation-date>2025-12-31T11:38:40Z</meta:creation-date>
    <dc:date>2025-12-31T11:39:02Z</dc:date>
  </office:meta>
</office:document-meta>
</file>